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7" style:family="paragraph" style:parent-style-name="Standard">
      <style:paragraph-properties text:number-lines="true"/>
    </style:style>
    <style:style style:name="P13" style:family="paragraph" style:parent-style-name="Standard">
      <style:paragraph-properties fo:margin-left="2.501cm" text:number-lines="true"/>
      <style:text-properties fo:font-size="20pt" style:font-size-asian="20pt" style:font-size-complex="20pt"/>
    </style:style>
    <style:style style:name="P14" style:family="paragraph" style:parent-style-name="Standard">
      <style:paragraph-properties fo:text-indent="1.251cm" style:auto-text-indent="false" text:number-lines="true"/>
    </style:style>
    <style:style style:name="P18" style:family="paragraph" style:parent-style-name="Standard">
      <style:paragraph-properties fo:margin-left="1.251cm" text:number-lines="true"/>
    </style:style>
    <style:style style:name="T0" style:family="text">
      <style:text-properties style:font-name="Liberation Serif" fo:font-size="12pt" fo:font-weight="normal" fo:font-style="normal" fo:language="en" fo:country="us" style:font-name-asian="Noto Sans CJK SC" style:font-size-asian="12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Liberation Serif" fo:font-size="20pt" fo:font-weight="normal" fo:font-style="normal" fo:language="en" fo:country="us" style:font-name-asian="Noto Sans CJK SC" style:font-size-asian="20pt" style:font-weight-asian="normal" style:font-style-asian="normal" style:language-asian="zh" style:country-asian="cn" style:font-name-complex="Lohit Devanagari" style:font-size-complex="2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7"><text:span text:style-name="T0">Kubernetes: container orchestration technologyto orchestrate the deployment management of containers in a clustered environment (by GOOGLE)</text:span></text:p>
        <text:p text:style-name="P7"/>
        <text:p text:style-name="P7"><text:tab/><text:span text:style-name="T0">container orchestration: automatically deploying and managing containers</text:span></text:p>
        <text:p text:style-name="P7"><text:tab/><text:tab/><text:span text:style-name="T0">Adventages:</text:span></text:p>
        <text:p text:style-name="P7"><text:tab/><text:tab/><text:tab/><text:span text:style-name="T0">*application is highly availeble as hardware failures yo noy bring you application</text:span><text:s/><text:tab/><text:tab/><text:tab/><text:span text:style-name="T0">down</text:span></text:p>
        <text:p text:style-name="P7"><text:tab/><text:tab/><text:tab/><text:span text:style-name="T0">*user traffic is loadbalanced accros the various containers</text:span></text:p>
        <text:p text:style-name="P7"><text:span text:style-name="T0">setting up kuberenetes cluster:</text:span></text:p>
        <text:p text:style-name="P7"><text:tab/><text:span text:style-name="T0">*node(minions): worker machine where contianer will be launchedd by kuberenetes.</text:span></text:p>
        <text:p text:style-name="P7"><text:tab/><text:span text:style-name="T0">*cluster: set of nodes grouped together. If node fails you still can acces</text:span></text:p>
        <text:p text:style-name="P7"><text:tab/><text:span text:style-name="T0">*Master: another node that watches over the containers on the worker nodes</text:span></text:p>
        <text:p text:style-name="P7"><text:span text:style-name="T0">kubernets excist of: Api server</text:span></text:p>
        <text:p text:style-name="P7"><text:tab/><text:span text:style-name="T0">etcd a key value used by kubernetes to store all data to manage the cluster</text:span></text:p>
        <text:p text:style-name="P7"><text:tab/><text:span text:style-name="T0">kubelet: the agent that runs on each node in the cluster, the containers are running on the nodes as expected.</text:span></text:p>
        <text:p text:style-name="P7"><text:tab/><text:span text:style-name="T0">container runtime: underlying software that is used to run containers</text:span><text:s/></text:p>
        <text:p text:style-name="P7"><text:tab/><text:span text:style-name="T0">controller: Brain behind orchestraion, responsible for noticing when nodes, container or end points go down.</text:span></text:p>
        <text:p text:style-name="P7"><text:tab/><text:span text:style-name="T0">scheduler: resposible for distributing work or containers across multiple nodes looks for newly created containers.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3"><text:span text:style-name="T9">starting kubernetes and setting up a pod</text:span></text:p>
        <text:p text:style-name="P7"><text:tab/><text:span text:style-name="T0">1. kubernetes start</text:span></text:p>
        <text:p text:style-name="P14"><text:span text:style-name="T0">2.</text:span></text:p>
        <text:p text:style-name="P14"/>
        <text:p text:style-name="P14"><text:span text:style-name="T0">yaml files alwaysneed:</text:span></text:p>
        <text:p text:style-name="P14"/>
        <text:p text:style-name="P14"><text:span text:style-name="T0">apiVersion: V1</text:span></text:p>
        <text:p text:style-name="P14"><text:span text:style-name="T0">kind: pod</text:span></text:p>
        <text:p text:style-name="P14"><text:span text:style-name="T0">metadata:</text:span></text:p>
        <text:p text:style-name="P18"><text:s text:c="4"/><text:span text:style-name="T0">name: myapp-pod</text:span></text:p>
        <text:p text:style-name="P18"><text:s text:c="4"/><text:span text:style-name="T0">labels:</text:span></text:p>
        <text:p text:style-name="P18"><text:s text:c="10"/><text:span text:style-name="T0">app: myapp</text:span></text:p>
        <text:p text:style-name="P18"><text:s text:c="10"/><text:span text:style-name="T0">type: front-end</text:span></text:p>
        <text:p text:style-name="P14"><text:span text:style-name="T0">spec: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us" style:font-name-asian="Noto Sans CJK SC" style:font-size-asian="12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Noto Sans CJK SC" style:font-size-asian="12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Noto Sans CJK SC" style:font-size-asian="12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Basic Sans" fo:font-size="18pt" fo:font-weight="bold" style:font-name-asian="Basic Sans" style:font-size-asian="18pt" style:font-weight-asian="bold" style:font-name-complex="Basic Sans" style:font-size-complex="18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tyle-asian="italic" style:font-style-complex="italic"/>
    </style:style>
    <style:style style:name="Index" style:display-name="Index" style:family="paragraph" style:parent-style-name="Standard">
      <style:paragraph-properties text:number-lines="true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2-17T15:35:44</meta:creation-date>
    <dc:date>2021-02-21T12:11:20</dc:date>
    <meta:print-date>1970-01-01T01:00:00</meta:print-date>
  </office:meta>
</office:document-meta>
</file>